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570811300" calcext:value-type="float">
            <text:p>2570811300</text:p>
          </table:table-cell>
          <table:table-cell office:value-type="string" calcext:value-type="string">
            <text:p>[21.763854208216387; 16.527431728063277; -72.84298160174822; -62.282662923997734; -62.32322558167376; -87.89477026995945; -78.14245459367488; -6.288515573201536; -11.971295473343389; 16.334715903292192; -72.70058633276449; 43.4455504407436; 26.085383062254024; -58.23731652103672; 37.3721311764977; 19.834434748734026; -17.270071922672187; 68.030118515004; -15.041718523284814; 51.283830626539526]</text:p>
          </table:table-cell>
          <table:table-cell office:value-type="float" office:value="70748960.920286" calcext:value-type="float">
            <text:p>70748960.920286</text:p>
          </table:table-cell>
          <table:table-cell table:formula="of:=IF(MOD(ROW()-ROW([.$H$2]);10)=0; AVERAGE(OFFSET([.$G$2]; (ROW()-ROW([.$H$2])); 0; 10)); &quot;&quot;)" office:value-type="float" office:value="51840884.7572562" calcext:value-type="float">
            <text:p>51840884.7572562</text:p>
          </table:table-cell>
          <table:table-cell table:formula="of:=IF(MOD(ROW()-ROW([.$I$2]);10)=0; COM.MICROSOFT.STDEV.S(OFFSET([.$G$2]; (ROW()-ROW([.$I$2])); 0; 10)); &quot;&quot;)" office:value-type="float" office:value="13297083.0143144" calcext:value-type="float">
            <text:p>13297083.01431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26394143" calcext:value-type="float">
            <text:p>526394143</text:p>
          </table:table-cell>
          <table:table-cell office:value-type="string" calcext:value-type="string">
            <text:p>[-59.8868722811249; -1.6213657358306648; -57.18032312445629; -32.976324240589605; -34.21974887505148; -70.18292534273004; -70.04701077336011; 25.813915842273573; -38.38283473814366; 50.35800663578095; -76.53849451138876; 11.36883027755205; 76.15386036152643; -74.78332085101917; 78.14343747110476; -74.71883374476448; -6.142152829622489; 67.21940787841245; 66.80811221726563; 74.41537849075578]</text:p>
          </table:table-cell>
          <table:table-cell office:value-type="float" office:value="57695763.1694201" calcext:value-type="float">
            <text:p>57695763.1694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675050591" calcext:value-type="float">
            <text:p>2675050591</text:p>
          </table:table-cell>
          <table:table-cell office:value-type="string" calcext:value-type="string">
            <text:p>[-68.74620558681907; 86.19503228125063; -45.57380215680473; 11.448684997988195; 23.508195697597984; -72.52926283957567; 13.784887564273205; 52.00590414779356; -70.83464238398514; 99.57660717492365; -97.91166265610866; 47.35691961548426; 58.11656390355074; -12.953178394636595; 32.20247887714868; -11.799971451349677; -4.630287689274155; 59.824877262812606; 4.656721415792646; 90.10768714655245]</text:p>
          </table:table-cell>
          <table:table-cell office:value-type="float" office:value="38840649.9830885" calcext:value-type="float">
            <text:p>38840649.98308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82060102" calcext:value-type="float">
            <text:p>2382060102</text:p>
          </table:table-cell>
          <table:table-cell office:value-type="string" calcext:value-type="string">
            <text:p>[-51.67773228247425; 59.832029298232044; -84.74855569065707; 33.627808991413275; 95.84314002785129; -31.67933479402008; -15.626621494171246; 74.74330144935547; 78.51020760975513; 52.7777143995844; -86.72948766981045; 38.93323525534868; 93.3044577268073; -6.57382480198973; 53.02345870284094; -35.33086907170767; -6.88895319136158; 76.41831612435536; 18.569188437741445; 36.57017922462825]</text:p>
          </table:table-cell>
          <table:table-cell office:value-type="float" office:value="43789636.1668124" calcext:value-type="float">
            <text:p>43789636.16681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86577904" calcext:value-type="float">
            <text:p>1486577904</text:p>
          </table:table-cell>
          <table:table-cell office:value-type="string" calcext:value-type="string">
            <text:p>[64.87288894260232; -28.00254148753953; -71.21752790218288; -52.73661157566196; -46.082374980911744; -68.46186079880114; -98.18387880153988; -4.7037446931393845; -24.627232121506566; -12.827425649987333; 37.95005354335041; 93.10414770634742; 59.27533668067869; -79.22894584830613; 59.16365634491899; -27.24213630880466; -11.354228480325304; 67.54957345496732; 9.46412986549197; 53.25275224878837]</text:p>
          </table:table-cell>
          <table:table-cell office:value-type="float" office:value="59746016.399773" calcext:value-type="float">
            <text:p>59746016.3997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35538036" calcext:value-type="float">
            <text:p>4235538036</text:p>
          </table:table-cell>
          <table:table-cell office:value-type="string" calcext:value-type="string">
            <text:p>[73.79566996519915; 30.767742828388947; -41.10466564996449; 30.46047012847032; 84.13512024163222; -69.63393574205598; -60.3947884193073; -23.76720035934781; 79.79375264933245; -19.790429342023245; -40.478816042293154; 41.664175093379185; 67.6813047674292; 1.6328609331080344; 53.40806427413406; -8.861239267610998; -18.98517789093195; 60.09453307613279; -24.253516286497586; 97.86547023463336]</text:p>
          </table:table-cell>
          <table:table-cell office:value-type="float" office:value="52228551.3650315" calcext:value-type="float">
            <text:p>52228551.36503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9252502" calcext:value-type="float">
            <text:p>1949252502</text:p>
          </table:table-cell>
          <table:table-cell office:value-type="string" calcext:value-type="string">
            <text:p>[82.22403589687175; 93.65516695264407; -50.20068113864562; -67.84912104972585; -24.427491809217656; -85.62465619431379; 56.33244469049811; -84.36630572538024; 34.22633109240152; 68.19328306517497; -97.69850927105821; 57.337409280756646; 59.512693493883404; -37.28164025887069; 56.938967879807024; -53.47659150787813; -13.29380169329552; 62.064390467368725; 59.939571490114474; 75.22851322993276]</text:p>
          </table:table-cell>
          <table:table-cell office:value-type="float" office:value="59075306.8776041" calcext:value-type="float">
            <text:p>59075306.87760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1570287" calcext:value-type="float">
            <text:p>4201570287</text:p>
          </table:table-cell>
          <table:table-cell office:value-type="string" calcext:value-type="string">
            <text:p>[67.7559512683334; 30.610289438928362; -46.51356117784688; -94.50998969496747; -7.909007875026845; -68.6981918917711; 0.7473863352254142; -79.69292469214616; 0.3172914392556976; 56.388703579843394; 46.15270005058366; 47.8320218852341; 76.26954345615081; -79.4690680849619; 45.108546497901955; -41.73466183602499; -10.680256428468084; 61.15283188953268; 30.497441431703805; 85.17934847662448]</text:p>
          </table:table-cell>
          <table:table-cell office:value-type="float" office:value="37823284.1012167" calcext:value-type="float">
            <text:p>37823284.10121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88640285" calcext:value-type="float">
            <text:p>1188640285</text:p>
          </table:table-cell>
          <table:table-cell office:value-type="string" calcext:value-type="string">
            <text:p>[85.35404370380269; 83.38889281459387; -78.75865950548884; 73.32235668010588; -76.0080520627522; -63.8692523386412; -11.475316305824677; -15.987937160520957; -1.6381062146797092; -38.93244926233545; -81.15090050830393; 62.37594864697243; 62.776838358107454; -0.0023658435647178067; 45.47241253348662; -7.097932163402774; -9.180266856580758; 72.15965784935523; -16.679099459759556; 70.33469623321892]</text:p>
          </table:table-cell>
          <table:table-cell office:value-type="float" office:value="67127082.2703149" calcext:value-type="float">
            <text:p>67127082.27031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90197764" calcext:value-type="float">
            <text:p>1990197764</text:p>
          </table:table-cell>
          <table:table-cell office:value-type="string" calcext:value-type="string">
            <text:p>[52.4352937543112; 27.263816862266538; -41.84320366136416; -16.10313427382117; 92.3167258934395; -67.15935763251879; -27.178513485938765; -90.15135397200349; 62.61145368099375; 93.42087863750814; 28.70236760390165; 94.34473003595966; 69.93807664568368; -80.44796798520058; 46.20344660764283; -57.3177998960775; -17.309627671525035; 62.02217890357849; 45.30922689669558; 96.18635714510526]</text:p>
          </table:table-cell>
          <table:table-cell office:value-type="float" office:value="31333596.3190147" calcext:value-type="float">
            <text:p>31333596.31901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  <table:table-cell table:formula="of:=IF(MOD(ROW()-ROW([.$H$2]);10)=0; AVERAGE(OFFSET([.$G$2]; (ROW()-ROW([.$H$2])); 0; 10)); &quot;&quot;)" office:value-type="float" office:value="8170932.27948411" calcext:value-type="float">
            <text:p>8170932.27948411</text:p>
          </table:table-cell>
          <table:table-cell table:formula="of:=IF(MOD(ROW()-ROW([.$I$2]);10)=0; COM.MICROSOFT.STDEV.S(OFFSET([.$G$2]; (ROW()-ROW([.$I$2])); 0; 10)); &quot;&quot;)" office:value-type="float" office:value="1340563.86077127" calcext:value-type="float">
            <text:p>1340563.860771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  <table:table-cell table:formula="of:=IF(MOD(ROW()-ROW([.$H$2]);10)=0; AVERAGE(OFFSET([.$G$2]; (ROW()-ROW([.$H$2])); 0; 10)); &quot;&quot;)" office:value-type="float" office:value="1011075.89549635" calcext:value-type="float">
            <text:p>1011075.89549635</text:p>
          </table:table-cell>
          <table:table-cell table:formula="of:=IF(MOD(ROW()-ROW([.$I$2]);10)=0; COM.MICROSOFT.STDEV.S(OFFSET([.$G$2]; (ROW()-ROW([.$I$2])); 0; 10)); &quot;&quot;)" office:value-type="float" office:value="513203.519126835" calcext:value-type="float">
            <text:p>513203.51912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  <table:table-cell table:formula="of:=IF(MOD(ROW()-ROW([.$H$2]);10)=0; AVERAGE(OFFSET([.$G$2]; (ROW()-ROW([.$H$2])); 0; 10)); &quot;&quot;)" office:value-type="float" office:value="703931.584086853" calcext:value-type="float">
            <text:p>703931.584086853</text:p>
          </table:table-cell>
          <table:table-cell table:formula="of:=IF(MOD(ROW()-ROW([.$I$2]);10)=0; COM.MICROSOFT.STDEV.S(OFFSET([.$G$2]; (ROW()-ROW([.$I$2])); 0; 10)); &quot;&quot;)" office:value-type="float" office:value="525414.341097584" calcext:value-type="float">
            <text:p>525414.3410975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  <table:table-cell table:formula="of:=IF(MOD(ROW()-ROW([.$H$2]);10)=0; AVERAGE(OFFSET([.$G$2]; (ROW()-ROW([.$H$2])); 0; 10)); &quot;&quot;)" office:value-type="float" office:value="699594.388821772" calcext:value-type="float">
            <text:p>699594.388821772</text:p>
          </table:table-cell>
          <table:table-cell table:formula="of:=IF(MOD(ROW()-ROW([.$I$2]);10)=0; COM.MICROSOFT.STDEV.S(OFFSET([.$G$2]; (ROW()-ROW([.$I$2])); 0; 10)); &quot;&quot;)" office:value-type="float" office:value="317576.999124464" calcext:value-type="float">
            <text:p>317576.9991244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  <table:table-cell table:formula="of:=IF(MOD(ROW()-ROW([.$H$2]);10)=0; AVERAGE(OFFSET([.$G$2]; (ROW()-ROW([.$H$2])); 0; 10)); &quot;&quot;)" office:value-type="float" office:value="850689.196764531" calcext:value-type="float">
            <text:p>850689.196764531</text:p>
          </table:table-cell>
          <table:table-cell table:formula="of:=IF(MOD(ROW()-ROW([.$I$2]);10)=0; COM.MICROSOFT.STDEV.S(OFFSET([.$G$2]; (ROW()-ROW([.$I$2])); 0; 10)); &quot;&quot;)" office:value-type="float" office:value="462953.514569258" calcext:value-type="float">
            <text:p>462953.5145692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52940318" calcext:value-type="float">
            <text:p>3752940318</text:p>
          </table:table-cell>
          <table:table-cell office:value-type="string" calcext:value-type="string">
            <text:p>[-7.510741649173088; 41.285597457912644; -38.98363387297225; 16.417298801977406; 19.285424748992696; -67.95846115725418; 9.50084651245519; -40.50174686977694; 12.300744777259462; -0.5183956234319371; -2.3219865478975104; 17.396877914861044; 28.79698941815241; -2.728131472225016; 12.560037308585688; 11.865508677313592; 0.5770074973669698; 51.69324274829256; 2.705226177945274; 98.80839011526169]</text:p>
          </table:table-cell>
          <table:table-cell office:value-type="float" office:value="225263769.9723" calcext:value-type="float">
            <text:p>225263769.9723</text:p>
          </table:table-cell>
          <table:table-cell table:formula="of:=IF(MOD(ROW()-ROW([.$H$2]);10)=0; AVERAGE(OFFSET([.$G$2]; (ROW()-ROW([.$H$2])); 0; 10)); &quot;&quot;)" office:value-type="float" office:value="194305830.33993" calcext:value-type="float">
            <text:p>194305830.33993</text:p>
          </table:table-cell>
          <table:table-cell table:formula="of:=IF(MOD(ROW()-ROW([.$I$2]);10)=0; COM.MICROSOFT.STDEV.S(OFFSET([.$G$2]; (ROW()-ROW([.$I$2])); 0; 10)); &quot;&quot;)" office:value-type="float" office:value="31394179.7623582" calcext:value-type="float">
            <text:p>31394179.76235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101802548" calcext:value-type="float">
            <text:p>3101802548</text:p>
          </table:table-cell>
          <table:table-cell office:value-type="string" calcext:value-type="string">
            <text:p>[12.76079167132894; 19.700805370254358; -28.521549393481372; 9.12406427288159; -50.22676726463072; -57.192676513198734; 2.8592469265994143; -16.509027648429523; -4.9890428922488494; 23.291355810746865; -15.600617708727995; 21.58198913471699; 37.400647779466205; -24.676558882180544; 20.790328356691294; -0.150413916068441; -16.665914059275; 49.3441855309613; -12.925182684153674; 95.14005743836898]</text:p>
          </table:table-cell>
          <table:table-cell office:value-type="float" office:value="213906546.388244" calcext:value-type="float">
            <text:p>213906546.388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5157779" calcext:value-type="float">
            <text:p>4205157779</text:p>
          </table:table-cell>
          <table:table-cell office:value-type="string" calcext:value-type="string">
            <text:p>[-5.0909595085898856; 47.949976458707106; -43.741828834687695; -6.825002402132784; -0.9093580625900902; -86.65682818964446; -19.153512582615406; -30.85814489124776; 0.35336914094727867; -1.2459575188046506; -3.4881278039855816; 14.82804614806516; 26.892094941533863; -2.1347399030501832; 14.49750644964721; 1.063030398694749; -11.176887455710382; 52.26685525898187; 10.96139746557516; 90.74879054644299]</text:p>
          </table:table-cell>
          <table:table-cell office:value-type="float" office:value="149508377.646406" calcext:value-type="float">
            <text:p>149508377.6464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39323283" calcext:value-type="float">
            <text:p>2039323283</text:p>
          </table:table-cell>
          <table:table-cell office:value-type="string" calcext:value-type="string">
            <text:p>[3.8780163187425383; 4.95713374129166; -30.12549844755709; 18.58818186463604; -2.495098021678001; -25.981157489287952; -59.712113352475235; -12.602119312712306; 60.692636996499225; 3.52924438397209; 87.87866721399351; 10.805694729511906; 55.22587242428302; -22.27035725298009; 12.501291083295909; 11.341764292915611; 2.0495426936396934; 51.24268265990389; -13.620199753747958; 83.83710246685658]</text:p>
          </table:table-cell>
          <table:table-cell office:value-type="float" office:value="231289716.590814" calcext:value-type="float">
            <text:p>231289716.5908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58786465" calcext:value-type="float">
            <text:p>2358786465</text:p>
          </table:table-cell>
          <table:table-cell office:value-type="string" calcext:value-type="string">
            <text:p>[-7.806875702995454; 27.504824805938707; -51.86420225856999; 1.1764983799080664; 5.075008643478637; -28.298902681291676; -0.318411625073721; -2.0659302136345667; -16.671570163511365; -48.7284370194282; 13.812497377092921; -6.340571221673354; 73.47011269583118; -32.14107927003131; 10.553192846297806; -9.49653625580119; -15.466431284260878; 56.928321350082825; 5.886037374083848; 79.56979959172571]</text:p>
          </table:table-cell>
          <table:table-cell office:value-type="float" office:value="178174570.447207" calcext:value-type="float">
            <text:p>178174570.4472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26224279" calcext:value-type="float">
            <text:p>226224279</text:p>
          </table:table-cell>
          <table:table-cell office:value-type="string" calcext:value-type="string">
            <text:p>[19.660387095382465; -9.924590577156586; -29.93022273797286; -8.37756460827244; -15.218829425892213; -70.25008467284928; -19.684250126483583; -29.219511268537925; 4.905936556628762; 4.399927924190095; 14.147323240891051; 36.53368016140885; 51.36472030066261; -76.59338498390294; -4.629191370465122; 14.490922703733895; -8.491474096731785; 52.19546064377588; -10.69873517609388; 90.0789463191991]</text:p>
          </table:table-cell>
          <table:table-cell office:value-type="float" office:value="203005361.116001" calcext:value-type="float">
            <text:p>203005361.116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9497512" calcext:value-type="float">
            <text:p>2349497512</text:p>
          </table:table-cell>
          <table:table-cell office:value-type="string" calcext:value-type="string">
            <text:p>[-11.521484340092409; 48.38441206468177; -48.60825879808564; 5.694276202385222; 7.435952621942204; -72.01165074920921; -1.87711509069634; -1.99076502091444; 15.097835089644178; 15.595788405039977; -28.038374418279204; 22.785174121810456; 16.864607041008924; -4.648832225576834; 58.154420365019; -5.877491917088573; -0.30487612902148253; 53.61538729443743; 16.681338860529856; 73.77794521583186]</text:p>
          </table:table-cell>
          <table:table-cell office:value-type="float" office:value="227376065.663732" calcext:value-type="float">
            <text:p>227376065.6637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867225246" calcext:value-type="float">
            <text:p>867225246</text:p>
          </table:table-cell>
          <table:table-cell office:value-type="string" calcext:value-type="string">
            <text:p>[-5.993894111652269; 13.668867785670468; -22.842182352963533; -46.032882197948624; -3.40743732096458; -57.33380915991785; -11.110505648556918; -4.573360944669; -30.954883983429205; 0.2312958751481684; 16.553297918075174; 49.37621008020443; 42.113138703141644; -29.15049924757632; 19.758912594882524; -16.594398936676576; -9.804096181254897; 48.29987890567119; 21.131375474369015; 98.685200298231]</text:p>
          </table:table-cell>
          <table:table-cell office:value-type="float" office:value="164081852.61062" calcext:value-type="float">
            <text:p>164081852.610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491525" calcext:value-type="float">
            <text:p>1426491525</text:p>
          </table:table-cell>
          <table:table-cell office:value-type="string" calcext:value-type="string">
            <text:p>[36.030570295554504; 1.8240311719265279; -31.648463892585678; -6.445362127967479; 13.980526602460124; -51.4250981727836; -80.62607411960133; 1.6308674871898596; -24.623157423443466; -4.832315941601844; 26.14406934064803; -3.971024971869578; 37.49808383132691; -20.793334673679233; 15.346279696431878; 15.691352398280884; -21.472623302453925; 48.503935452466024; -19.678134353330453; 97.42141162041779]</text:p>
          </table:table-cell>
          <table:table-cell office:value-type="float" office:value="151966162.143298" calcext:value-type="float">
            <text:p>151966162.143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08236888" calcext:value-type="float">
            <text:p>3208236888</text:p>
          </table:table-cell>
          <table:table-cell office:value-type="string" calcext:value-type="string">
            <text:p>[5.179953910050401; 50.00612713411807; -37.28981436811492; 12.996943684845645; -1.3007352401753838; -37.37452106884176; -1.3614193561189267; 56.71732401731174; -4.993137520037539; -14.555980655576997; -8.983632037179037; -5.344332504782663; 39.27723929030704; -6.623486742179365; 7.433194923686912; -1.783299414885259; -3.897870388527335; 55.19051211022487; 9.800923676129226; 97.76594191761001]</text:p>
          </table:table-cell>
          <table:table-cell office:value-type="float" office:value="198485880.820683" calcext:value-type="float">
            <text:p>198485880.8206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  <table:table-cell table:formula="of:=IF(MOD(ROW()-ROW([.$H$2]);10)=0; AVERAGE(OFFSET([.$G$2]; (ROW()-ROW([.$H$2])); 0; 10)); &quot;&quot;)" office:value-type="float" office:value="6522961.69403024" calcext:value-type="float">
            <text:p>6522961.69403024</text:p>
          </table:table-cell>
          <table:table-cell table:formula="of:=IF(MOD(ROW()-ROW([.$I$2]);10)=0; COM.MICROSOFT.STDEV.S(OFFSET([.$G$2]; (ROW()-ROW([.$I$2])); 0; 10)); &quot;&quot;)" office:value-type="float" office:value="1494523.51775419" calcext:value-type="float">
            <text:p>1494523.517754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  <table:table-cell table:formula="of:=IF(MOD(ROW()-ROW([.$H$2]);10)=0; AVERAGE(OFFSET([.$G$2]; (ROW()-ROW([.$H$2])); 0; 10)); &quot;&quot;)" office:value-type="float" office:value="658253.989220955" calcext:value-type="float">
            <text:p>658253.989220955</text:p>
          </table:table-cell>
          <table:table-cell table:formula="of:=IF(MOD(ROW()-ROW([.$I$2]);10)=0; COM.MICROSOFT.STDEV.S(OFFSET([.$G$2]; (ROW()-ROW([.$I$2])); 0; 10)); &quot;&quot;)" office:value-type="float" office:value="124383.493083991" calcext:value-type="float">
            <text:p>124383.4930839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  <table:table-cell table:formula="of:=IF(MOD(ROW()-ROW([.$H$2]);10)=0; AVERAGE(OFFSET([.$G$2]; (ROW()-ROW([.$H$2])); 0; 10)); &quot;&quot;)" office:value-type="float" office:value="402340.968125533" calcext:value-type="float">
            <text:p>402340.968125533</text:p>
          </table:table-cell>
          <table:table-cell table:formula="of:=IF(MOD(ROW()-ROW([.$I$2]);10)=0; COM.MICROSOFT.STDEV.S(OFFSET([.$G$2]; (ROW()-ROW([.$I$2])); 0; 10)); &quot;&quot;)" office:value-type="float" office:value="176709.61231952" calcext:value-type="float">
            <text:p>176709.612319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  <table:table-cell table:formula="of:=IF(MOD(ROW()-ROW([.$H$2]);10)=0; AVERAGE(OFFSET([.$G$2]; (ROW()-ROW([.$H$2])); 0; 10)); &quot;&quot;)" office:value-type="float" office:value="506514.54505159" calcext:value-type="float">
            <text:p>506514.54505159</text:p>
          </table:table-cell>
          <table:table-cell table:formula="of:=IF(MOD(ROW()-ROW([.$I$2]);10)=0; COM.MICROSOFT.STDEV.S(OFFSET([.$G$2]; (ROW()-ROW([.$I$2])); 0; 10)); &quot;&quot;)" office:value-type="float" office:value="323014.254053624" calcext:value-type="float">
            <text:p>323014.2540536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  <table:table-cell table:formula="of:=IF(MOD(ROW()-ROW([.$H$2]);10)=0; AVERAGE(OFFSET([.$G$2]; (ROW()-ROW([.$H$2])); 0; 10)); &quot;&quot;)" office:value-type="float" office:value="409121.443273183" calcext:value-type="float">
            <text:p>409121.443273183</text:p>
          </table:table-cell>
          <table:table-cell table:formula="of:=IF(MOD(ROW()-ROW([.$I$2]);10)=0; COM.MICROSOFT.STDEV.S(OFFSET([.$G$2]; (ROW()-ROW([.$I$2])); 0; 10)); &quot;&quot;)" office:value-type="float" office:value="215047.981921896" calcext:value-type="float">
            <text:p>215047.98192189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53900424" calcext:value-type="float">
            <text:p>4253900424</text:p>
          </table:table-cell>
          <table:table-cell office:value-type="string" calcext:value-type="string">
            <text:p>[30.625610509282637; 14.158994091725035; -2.3395351370047592; -97.17612789813248; -11.489223466572113; -24.14694420290479; -59.78190711484152; -45.6033367591939; 43.02158011320819; 27.022330747887025; 4.733037811239043; -62.3399965883435; 12.830955639254341; -99.78251553654631; -19.484012780308973; 44.51049764140595; 66.9413432965035; 57.08443938508151; -80.33657772935858; -29.698350973207496]</text:p>
          </table:table-cell>
          <table:table-cell office:value-type="float" office:value="520.256497652031" calcext:value-type="float">
            <text:p>520.256497652031</text:p>
          </table:table-cell>
          <table:table-cell table:formula="of:=IF(MOD(ROW()-ROW([.$H$2]);10)=0; AVERAGE(OFFSET([.$G$2]; (ROW()-ROW([.$H$2])); 0; 10)); &quot;&quot;)" office:value-type="float" office:value="520.243187209299" calcext:value-type="float">
            <text:p>520.243187209299</text:p>
          </table:table-cell>
          <table:table-cell table:formula="of:=IF(MOD(ROW()-ROW([.$I$2]);10)=0; COM.MICROSOFT.STDEV.S(OFFSET([.$G$2]; (ROW()-ROW([.$I$2])); 0; 10)); &quot;&quot;)" office:value-type="float" office:value="0.034102419945242" calcext:value-type="float">
            <text:p>0.0341024199452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7222688" calcext:value-type="float">
            <text:p>2727222688</text:p>
          </table:table-cell>
          <table:table-cell office:value-type="string" calcext:value-type="string">
            <text:p>[-29.19898679690631; -14.84183205281515; -98.52557432437582; -79.5256431428721; -17.666041443229858; 62.098595939417606; -49.90322684553106; -55.57283812454186; -40.9922767808468; -84.62940900234884; -2.993161107864964; -66.25674659708294; -66.21497370019364; -0.8224693894532038; 92.22433181430233; 23.094075509153015; 6.884399954109014; -41.99281992002468; 36.111833601124914; -55.6948363707114]</text:p>
          </table:table-cell>
          <table:table-cell office:value-type="float" office:value="520.234476075602" calcext:value-type="float">
            <text:p>520.2344760756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798947780" calcext:value-type="float">
            <text:p>798947780</text:p>
          </table:table-cell>
          <table:table-cell office:value-type="string" calcext:value-type="string">
            <text:p>[8.68408977444129; 48.03090708435863; -18.471996864324836; 49.80550964170135; 57.00680616581741; 37.013161891294374; 94.13655424889521; 13.405305556887896; -58.88748193084241; -62.88428762414513; 0.9223946429351741; 16.728727560245375; -38.273482160806; -50.75767642659941; 34.845067878809886; 93.93392593297597; -94.81441446778067; -59.91543701110016; 52.531370908545654; 39.33576830380565]</text:p>
          </table:table-cell>
          <table:table-cell office:value-type="float" office:value="520.263185627933" calcext:value-type="float">
            <text:p>520.2631856279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505069575" calcext:value-type="float">
            <text:p>1505069575</text:p>
          </table:table-cell>
          <table:table-cell office:value-type="string" calcext:value-type="string">
            <text:p>[-62.31187352460383; -41.87670681007454; -24.22864261992565; -90.99921791707332; 3.287440558148333; -59.71559091730736; -4.81715349899045; -69.55033094932341; -58.02033078914659; -5.1763435822606425; 73.9243723105161; 78.64960127647223; 6.310645883393022; 80.15982957239606; -5.6635599020599585; -34.38385649032638; -38.89621583057043; 67.98746306219061; 14.733906746201413; 85.58124903183179]</text:p>
          </table:table-cell>
          <table:table-cell office:value-type="float" office:value="520.24516427235" calcext:value-type="float">
            <text:p>520.245164272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41613184" calcext:value-type="float">
            <text:p>1441613184</text:p>
          </table:table-cell>
          <table:table-cell office:value-type="string" calcext:value-type="string">
            <text:p>[-72.35441738282742; 11.057691966042938; 65.82810031860254; 90.6454580664236; 44.61961214433106; -3.5375746742167564; -39.746504276922614; -63.57087875009309; -73.96329842194194; 81.34445659961654; 87.97651856668881; -80.30820226411777; -73.42949736625806; -35.819231365742056; -48.6863219089237; 50.63726894256229; 50.04973931672788; -62.04175342211986; 49.89856350984181; 88.82176334072423]</text:p>
          </table:table-cell>
          <table:table-cell office:value-type="float" office:value="520.291527079724" calcext:value-type="float">
            <text:p>520.2915270797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2888543" calcext:value-type="float">
            <text:p>2342888543</text:p>
          </table:table-cell>
          <table:table-cell office:value-type="string" calcext:value-type="string">
            <text:p>[36.62715747327911; 20.99580764101809; -75.77073919693586; -13.521264506082417; -64.90810520148025; 29.425469567283216; 63.36935649091265; -94.65576960376971; -15.932559839566096; -0.15509339242314013; -95.12241685086377; -72.27766423988662; -9.14733356031266; 19.200849328655465; 73.2813098174249; -98.34433474849182; -83.01467166585633; 45.99106830601335; -39.56180427325058; -53.3967163157258]</text:p>
          </table:table-cell>
          <table:table-cell office:value-type="float" office:value="520.222910857818" calcext:value-type="float">
            <text:p>520.2229108578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23736131" calcext:value-type="float">
            <text:p>3223736131</text:p>
          </table:table-cell>
          <table:table-cell office:value-type="string" calcext:value-type="string">
            <text:p>[43.6926510992366; -61.87677920975298; 15.020293418836246; -5.418769932495621; -6.577311637940596; 43.856013677185615; 70.23230120906169; -35.62717919536267; 9.03797474463532; -82.26253542516173; 52.798499510786996; 36.746552555809586; 39.47980989294996; -32.70935663638204; -55.48170043578651; -9.360502649858418; 40.99260359790267; 4.05388224300691; -61.46882822935864; -56.12314755980168]</text:p>
          </table:table-cell>
          <table:table-cell office:value-type="float" office:value="520.211705206131" calcext:value-type="float">
            <text:p>520.2117052061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6548263" calcext:value-type="float">
            <text:p>126548263</text:p>
          </table:table-cell>
          <table:table-cell office:value-type="string" calcext:value-type="string">
            <text:p>[6.7100524683368405; -3.9993180800892674; 6.894326957690652; 83.12611900973303; -65.33128209566503; 41.46890680943747; 45.25256359899262; 32.461187914242515; 15.063177076757924; -79.64311474741336; -3.0438839439528067; -34.298415958126256; -94.46813417598388; -23.81311315714882; -44.87893601127604; 56.96991558387282; -14.991181326451766; -41.93607652072886; 14.846059367702608; -71.00287267423917]</text:p>
          </table:table-cell>
          <table:table-cell office:value-type="float" office:value="520.214787107282" calcext:value-type="float">
            <text:p>520.2147871072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16788169" calcext:value-type="float">
            <text:p>1816788169</text:p>
          </table:table-cell>
          <table:table-cell office:value-type="string" calcext:value-type="string">
            <text:p>[-14.311566679196929; 28.030817551589138; 8.625820181106164; 46.15606243874424; 63.99002982384846; -31.728091664796636; 89.1674651599771; 89.36107831398553; 68.98539726251516; 89.94581479158259; 75.84580396578815; 31.50745652323573; 60.01406529836174; -91.79505306682145; -64.57427807229107; 9.206831905189645; -58.01111402290162; 97.05366177740595; -96.31715167465846; 32.02459830797375]</text:p>
          </table:table-cell>
          <table:table-cell office:value-type="float" office:value="520.297046659875" calcext:value-type="float">
            <text:p>520.2970466598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345888684" calcext:value-type="float">
            <text:p>1345888684</text:p>
          </table:table-cell>
          <table:table-cell office:value-type="string" calcext:value-type="string">
            <text:p>[-30.377089669995215; -32.9505008332589; -36.91413912234574; 76.85158642592418; 13.465497876637329; -73.3839618109039; -37.79989794962473; -22.654576717965554; -68.99886925684874; -45.49275554931644; -73.03243775623183; -66.23722179269453; 67.11288310932403; 57.3177486713127; 55.60056347237045; 58.4233648531106; 6.061619800184957; -67.98769198797828; 80.17662658210719; 18.133202831052444]</text:p>
          </table:table-cell>
          <table:table-cell office:value-type="float" office:value="520.194571554244" calcext:value-type="float">
            <text:p>520.194571554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  <table:table-cell table:formula="of:=IF(MOD(ROW()-ROW([.$H$2]);10)=0; AVERAGE(OFFSET([.$G$2]; (ROW()-ROW([.$H$2])); 0; 10)); &quot;&quot;)" office:value-type="float" office:value="520.183697926227" calcext:value-type="float">
            <text:p>520.183697926227</text:p>
          </table:table-cell>
          <table:table-cell table:formula="of:=IF(MOD(ROW()-ROW([.$I$2]);10)=0; COM.MICROSOFT.STDEV.S(OFFSET([.$G$2]; (ROW()-ROW([.$I$2])); 0; 10)); &quot;&quot;)" office:value-type="float" office:value="0.0198356843866031" calcext:value-type="float">
            <text:p>0.01983568438660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  <table:table-cell table:formula="of:=IF(MOD(ROW()-ROW([.$H$2]);10)=0; AVERAGE(OFFSET([.$G$2]; (ROW()-ROW([.$H$2])); 0; 10)); &quot;&quot;)" office:value-type="float" office:value="520.072480005911" calcext:value-type="float">
            <text:p>520.072480005911</text:p>
          </table:table-cell>
          <table:table-cell table:formula="of:=IF(MOD(ROW()-ROW([.$I$2]);10)=0; COM.MICROSOFT.STDEV.S(OFFSET([.$G$2]; (ROW()-ROW([.$I$2])); 0; 10)); &quot;&quot;)" office:value-type="float" office:value="0.0175140976314022" calcext:value-type="float">
            <text:p>0.01751409763140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  <table:table-cell table:formula="of:=IF(MOD(ROW()-ROW([.$H$2]);10)=0; AVERAGE(OFFSET([.$G$2]; (ROW()-ROW([.$H$2])); 0; 10)); &quot;&quot;)" office:value-type="float" office:value="520.064791414521" calcext:value-type="float">
            <text:p>520.064791414521</text:p>
          </table:table-cell>
          <table:table-cell table:formula="of:=IF(MOD(ROW()-ROW([.$I$2]);10)=0; COM.MICROSOFT.STDEV.S(OFFSET([.$G$2]; (ROW()-ROW([.$I$2])); 0; 10)); &quot;&quot;)" office:value-type="float" office:value="0.00735645989318085" calcext:value-type="float">
            <text:p>0.007356459893180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  <table:table-cell table:formula="of:=IF(MOD(ROW()-ROW([.$H$2]);10)=0; AVERAGE(OFFSET([.$G$2]; (ROW()-ROW([.$H$2])); 0; 10)); &quot;&quot;)" office:value-type="float" office:value="520.052311713416" calcext:value-type="float">
            <text:p>520.052311713416</text:p>
          </table:table-cell>
          <table:table-cell table:formula="of:=IF(MOD(ROW()-ROW([.$I$2]);10)=0; COM.MICROSOFT.STDEV.S(OFFSET([.$G$2]; (ROW()-ROW([.$I$2])); 0; 10)); &quot;&quot;)" office:value-type="float" office:value="0.0088398990221995" calcext:value-type="float">
            <text:p>0.00883989902219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  <table:table-cell table:formula="of:=IF(MOD(ROW()-ROW([.$H$2]);10)=0; AVERAGE(OFFSET([.$G$2]; (ROW()-ROW([.$H$2])); 0; 10)); &quot;&quot;)" office:value-type="float" office:value="520.048850890464" calcext:value-type="float">
            <text:p>520.048850890464</text:p>
          </table:table-cell>
          <table:table-cell table:formula="of:=IF(MOD(ROW()-ROW([.$I$2]);10)=0; COM.MICROSOFT.STDEV.S(OFFSET([.$G$2]; (ROW()-ROW([.$I$2])); 0; 10)); &quot;&quot;)" office:value-type="float" office:value="0.0062445128317459" calcext:value-type="float">
            <text:p>0.00624451283174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78178086" calcext:value-type="float">
            <text:p>4278178086</text:p>
          </table:table-cell>
          <table:table-cell office:value-type="string" calcext:value-type="string">
            <text:p>[-13.48835191484924; -5.026041706961646; -38.66205791516004; -5.92101085445343; 43.7711935698979; -12.743259653328998; -14.605355645111738; -13.57757514115917; -18.943549756229324; 20.50342985697873; 12.892966606148244; 6.689335796469187; 17.34083221229902; -0.5431311813639597; -15.201949473720429; -20.080068558275094; -6.550649225710035; 81.06839532716882; 7.679959025859277; -0.14964536878264212]</text:p>
          </table:table-cell>
          <table:table-cell office:value-type="float" office:value="520.779814372364" calcext:value-type="float">
            <text:p>520.779814372364</text:p>
          </table:table-cell>
          <table:table-cell table:formula="of:=IF(MOD(ROW()-ROW([.$H$2]);10)=0; AVERAGE(OFFSET([.$G$2]; (ROW()-ROW([.$H$2])); 0; 10)); &quot;&quot;)" office:value-type="float" office:value="520.703065457611" calcext:value-type="float">
            <text:p>520.703065457611</text:p>
          </table:table-cell>
          <table:table-cell table:formula="of:=IF(MOD(ROW()-ROW([.$I$2]);10)=0; COM.MICROSOFT.STDEV.S(OFFSET([.$G$2]; (ROW()-ROW([.$I$2])); 0; 10)); &quot;&quot;)" office:value-type="float" office:value="0.0656675175575584" calcext:value-type="float">
            <text:p>0.06566751755755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654753396" calcext:value-type="float">
            <text:p>1654753396</text:p>
          </table:table-cell>
          <table:table-cell office:value-type="string" calcext:value-type="string">
            <text:p>[-5.5327007887240285; 6.93677287434036; 14.324843974918863; -11.81145033730008; 58.03272072095125; 16.53746322045076; -0.9265074709935541; 10.36264529578465; -6.033084105216425; -38.042586321545414; 0.8641902886123578; -0.09031952341259844; 3.0184133751241404; -1.8763659085120843; 6.77563451479746; 42.71013307081377; -82.87801850286306; -4.05751802499529; 2.6260023502005505; 12.271279283448408]</text:p>
          </table:table-cell>
          <table:table-cell office:value-type="float" office:value="520.749898602072" calcext:value-type="float">
            <text:p>520.7498986020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412200341" calcext:value-type="float">
            <text:p>2412200341</text:p>
          </table:table-cell>
          <table:table-cell office:value-type="string" calcext:value-type="string">
            <text:p>[-7.322176795959251; -4.74435761805627; -13.51106809109385; 20.690010513673304; 52.45236765182889; -5.235153544232165; 5.244440923415061; -7.6881694174914434; -8.989695646074047; -2.718416707739676; -27.14727055187918; 10.670605507764552; -14.934351467034332; 47.446753825814575; -16.760958506970958; -40.32813077031963; 21.87953313997462; -20.965138859495475; 36.50126789206411; 17.537303536880184]</text:p>
          </table:table-cell>
          <table:table-cell office:value-type="float" office:value="520.71747258485" calcext:value-type="float">
            <text:p>520.71747258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94777232" calcext:value-type="float">
            <text:p>2994777232</text:p>
          </table:table-cell>
          <table:table-cell office:value-type="string" calcext:value-type="string">
            <text:p>[18.614596423128674; -7.984839288220766; 15.516109215107399; -36.904263694625854; 0.9158284334387998; -5.640687503223624; 2.2596251681573376; -25.663782741090714; 28.16201578193385; -2.8936500087474513; -3.8557146020383053; 31.76310678464795; 6.79898708852081; 9.268230694727393; 6.9341281949339955; -28.818591303656802; 20.58529718211178; -41.022568675096096; -13.314275847042762; 4.347430053941166]</text:p>
          </table:table-cell>
          <table:table-cell office:value-type="float" office:value="520.755819626852" calcext:value-type="float">
            <text:p>520.7558196268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05310664" calcext:value-type="float">
            <text:p>3805310664</text:p>
          </table:table-cell>
          <table:table-cell office:value-type="string" calcext:value-type="string">
            <text:p>[8.680431330682756; 50.75043485996142; -18.851095218058685; 5.876078502348998; -23.340584118098775; 12.018063632041308; -79.67807684257073; -4.75029396611674; 20.981466874223774; -4.051439454868699; 68.94266022056246; -8.311450666727172; -19.498813160629943; -23.755334609627194; -53.0433308432178; 18.91525594372796; 8.171840329101977; -36.96773172432824; 25.90630961425103; -6.683934841620926]</text:p>
          </table:table-cell>
          <table:table-cell office:value-type="float" office:value="520.612191336808" calcext:value-type="float">
            <text:p>520.612191336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53531463" calcext:value-type="float">
            <text:p>3953531463</text:p>
          </table:table-cell>
          <table:table-cell office:value-type="string" calcext:value-type="string">
            <text:p>[-44.389031995658826; 23.999970137711312; -1.4736343301841273; -1.4991689527660228; -28.024772982596705; 0.5961564002529941; -17.710418245337564; -61.70692655907779; -7.863884807370363; -26.057075237919168; 2.953445293596943; 1.767038972508928; -14.435493047573916; 6.2546276025796175; -8.69735710125; 31.034804110277175; 4.047325377144448; -23.91292068230966; -11.9328154338938; 18.88919853085322]</text:p>
          </table:table-cell>
          <table:table-cell office:value-type="float" office:value="520.716308826165" calcext:value-type="float">
            <text:p>520.7163088261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434366" calcext:value-type="float">
            <text:p>4198434366</text:p>
          </table:table-cell>
          <table:table-cell office:value-type="string" calcext:value-type="string">
            <text:p>[-6.023389339916537; -8.012042477649633; 13.610291332425422; -37.107083885228235; -0.297285804965453; -8.134334861677312; 87.04753617544372; -16.44086349516756; -2.1681067595513692; -33.06018697542574; -14.090590451238707; 0.7720452509724354; -23.97739611560198; 12.996725934400533; -6.317389378909796; 6.542228206687236; -30.9848522698853; -0.14795365690316742; -11.351116433231514; 0.5686332375919894]</text:p>
          </table:table-cell>
          <table:table-cell office:value-type="float" office:value="520.76121726585" calcext:value-type="float">
            <text:p>520.761217265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47181858" calcext:value-type="float">
            <text:p>1047181858</text:p>
          </table:table-cell>
          <table:table-cell office:value-type="string" calcext:value-type="string">
            <text:p>[-6.433988990078097; -1.9525144922984956; -6.078852203245202; -29.72921719251756; 11.558804802438496; -9.364129109310365; -5.762589650935921; 15.368457510957153; 30.81469450471368; 2.7692072898685574; -4.075460342727316; 16.623465205265834; -6.839852271567819; -87.53787761321217; -16.293171098989617; 22.874400827984562; 8.983098252462309; -10.832292822713779; 18.675908537295992; 26.91614124803109]</text:p>
          </table:table-cell>
          <table:table-cell office:value-type="float" office:value="520.598927147798" calcext:value-type="float">
            <text:p>520.598927147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473232885" calcext:value-type="float">
            <text:p>3473232885</text:p>
          </table:table-cell>
          <table:table-cell office:value-type="string" calcext:value-type="string">
            <text:p>[-35.2158258644795; 15.220253046925304; -8.821821436966745; 16.999459912607524; 2.781892107926085; -25.15315429709786; 9.300055848080609; 27.479811061840806; 17.01599906379173; 0.6857661317614143; 22.837501253907405; 6.921536977789835; 22.69689395303088; 5.56185375032713; -8.754518174819104; -3.6732091646729668; 18.999236303374026; -11.995678024566457; 15.907130066855089; -14.005780482061095]</text:p>
          </table:table-cell>
          <table:table-cell office:value-type="float" office:value="520.707071203206" calcext:value-type="float">
            <text:p>520.7070712032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7947689" calcext:value-type="float">
            <text:p>1947947689</text:p>
          </table:table-cell>
          <table:table-cell office:value-type="string" calcext:value-type="string">
            <text:p>[-3.257426776612423; 10.11926120117123; 14.434854083225845; -32.96275976540878; 30.45237370607913; 30.483444274705747; -1.9501514588530229; -14.64034794975815; 9.942088210746059; 30.226584717154747; -41.9827860051565; 20.338681133845355; -3.744166904761519; -3.940757984198674; 66.08954401289562; -11.766290244363208; -9.970370221266236; -40.07353975221009; 8.267207266469471; 6.692131833859871]</text:p>
          </table:table-cell>
          <table:table-cell office:value-type="float" office:value="520.631933610146" calcext:value-type="float">
            <text:p>520.6319336101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  <table:table-cell table:formula="of:=IF(MOD(ROW()-ROW([.$H$2]);10)=0; AVERAGE(OFFSET([.$G$2]; (ROW()-ROW([.$H$2])); 0; 10)); &quot;&quot;)" office:value-type="float" office:value="520.696414789363" calcext:value-type="float">
            <text:p>520.696414789363</text:p>
          </table:table-cell>
          <table:table-cell table:formula="of:=IF(MOD(ROW()-ROW([.$I$2]);10)=0; COM.MICROSOFT.STDEV.S(OFFSET([.$G$2]; (ROW()-ROW([.$I$2])); 0; 10)); &quot;&quot;)" office:value-type="float" office:value="0.0746744587659863" calcext:value-type="float">
            <text:p>0.0746744587659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  <table:table-cell table:formula="of:=IF(MOD(ROW()-ROW([.$H$2]);10)=0; AVERAGE(OFFSET([.$G$2]; (ROW()-ROW([.$H$2])); 0; 10)); &quot;&quot;)" office:value-type="float" office:value="518.684311663996" calcext:value-type="float">
            <text:p>518.684311663996</text:p>
          </table:table-cell>
          <table:table-cell table:formula="of:=IF(MOD(ROW()-ROW([.$I$2]);10)=0; COM.MICROSOFT.STDEV.S(OFFSET([.$G$2]; (ROW()-ROW([.$I$2])); 0; 10)); &quot;&quot;)" office:value-type="float" office:value="4.02156462177979" calcext:value-type="float">
            <text:p>4.021564621779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  <table:table-cell table:formula="of:=IF(MOD(ROW()-ROW([.$H$2]);10)=0; AVERAGE(OFFSET([.$G$2]; (ROW()-ROW([.$H$2])); 0; 10)); &quot;&quot;)" office:value-type="float" office:value="517.265198084727" calcext:value-type="float">
            <text:p>517.265198084727</text:p>
          </table:table-cell>
          <table:table-cell table:formula="of:=IF(MOD(ROW()-ROW([.$I$2]);10)=0; COM.MICROSOFT.STDEV.S(OFFSET([.$G$2]; (ROW()-ROW([.$I$2])); 0; 10)); &quot;&quot;)" office:value-type="float" office:value="5.13520299442408" calcext:value-type="float">
            <text:p>5.135202994424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  <table:table-cell table:formula="of:=IF(MOD(ROW()-ROW([.$H$2]);10)=0; AVERAGE(OFFSET([.$G$2]; (ROW()-ROW([.$H$2])); 0; 10)); &quot;&quot;)" office:value-type="float" office:value="520.376415100527" calcext:value-type="float">
            <text:p>520.376415100527</text:p>
          </table:table-cell>
          <table:table-cell table:formula="of:=IF(MOD(ROW()-ROW([.$I$2]);10)=0; COM.MICROSOFT.STDEV.S(OFFSET([.$G$2]; (ROW()-ROW([.$I$2])); 0; 10)); &quot;&quot;)" office:value-type="float" office:value="0.0340445724291243" calcext:value-type="float">
            <text:p>0.03404457242912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  <table:table-cell table:formula="of:=IF(MOD(ROW()-ROW([.$H$2]);10)=0; AVERAGE(OFFSET([.$G$2]; (ROW()-ROW([.$H$2])); 0; 10)); &quot;&quot;)" office:value-type="float" office:value="520.307246082246" calcext:value-type="float">
            <text:p>520.307246082246</text:p>
          </table:table-cell>
          <table:table-cell table:formula="of:=IF(MOD(ROW()-ROW([.$I$2]);10)=0; COM.MICROSOFT.STDEV.S(OFFSET([.$G$2]; (ROW()-ROW([.$I$2])); 0; 10)); &quot;&quot;)" office:value-type="float" office:value="0.0337398587082011" calcext:value-type="float">
            <text:p>0.03373985870820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20))" office:value-type="string" office:string-value="F12014" calcext:value-type="string">
            <text:p>F12014</text:p>
          </table:table-cell>
          <table:table-cell table:formula="of:=INDIRECT(ADDRESS([.$A2];2;1;1;20))" office:value-type="string" office:string-value="one_point" calcext:value-type="string">
            <text:p>one_point</text:p>
          </table:table-cell>
          <table:table-cell table:formula="of:=INDIRECT(ADDRESS([.$A2];3;1;1;20))" office:value-type="string" office:string-value="roulette" calcext:value-type="string">
            <text:p>roulette</text:p>
          </table:table-cell>
          <table:table-cell table:formula="of:=INDIRECT(ADDRESS([.$A2];4;1;1;20))" office:value-type="string" office:string-value="None" calcext:value-type="string">
            <text:p>None</text:p>
          </table:table-cell>
          <table:table-cell table:style-name="ce2" table:formula="of:=MIN(INDIRECT(ADDRESS([.$A2];7;1;1;20)):INDIRECT(ADDRESS([.$A2] +9;7;1;1;20)))" office:value-type="float" office:value="31333596.3190147" calcext:value-type="float">
            <text:p>31,333,596.32</text:p>
          </table:table-cell>
          <table:table-cell table:style-name="ce4" table:formula="of:=INDIRECT(ADDRESS([.$A2];8;1;1;20))" office:value-type="float" office:value="51840884.7572562" calcext:value-type="float">
            <text:p>51,840,884.76</text:p>
          </table:table-cell>
          <table:table-cell table:style-name="ce6" table:formula="of:=INDIRECT(ADDRESS([.$A2];9;1;1;20))" office:value-type="float" office:value="13297083.0143144" calcext:value-type="float">
            <text:p>13,297,083.01</text:p>
          </table:table-cell>
          <table:table-cell table:style-name="ce8" table:formula="of:=[.G2]-[.J2]" office:value-type="float" office:value="51840784.7572562" calcext:value-type="float">
            <text:p>51,840,784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20))" office:value-type="string" office:string-value="F12014" calcext:value-type="string">
            <text:p>F12014</text:p>
          </table:table-cell>
          <table:table-cell table:formula="of:=INDIRECT(ADDRESS([.$A3];2;1;1;20))" office:value-type="string" office:string-value="one_point" calcext:value-type="string">
            <text:p>one_point</text:p>
          </table:table-cell>
          <table:table-cell table:formula="of:=INDIRECT(ADDRESS([.$A3];3;1;1;20))" office:value-type="string" office:string-value="tournament" calcext:value-type="string">
            <text:p>tournament</text:p>
          </table:table-cell>
          <table:table-cell table:formula="of:=INDIRECT(ADDRESS([.$A3];4;1;1;20))" office:value-type="float" office:value="0.1" calcext:value-type="float">
            <text:p>0.1</text:p>
          </table:table-cell>
          <table:table-cell table:style-name="ce2" table:formula="of:=MIN(INDIRECT(ADDRESS([.$A3];7;1;1;20)):INDIRECT(ADDRESS([.$A3] +9;7;1;1;20)))" office:value-type="float" office:value="6459590.39480777" calcext:value-type="float">
            <text:p>6,459,590.39</text:p>
          </table:table-cell>
          <table:table-cell table:style-name="ce4" table:formula="of:=INDIRECT(ADDRESS([.$A3];8;1;1;20))" office:value-type="float" office:value="8170932.27948411" calcext:value-type="float">
            <text:p>8,170,932.28</text:p>
          </table:table-cell>
          <table:table-cell table:style-name="ce6" table:formula="of:=INDIRECT(ADDRESS([.$A3];9;1;1;20))" office:value-type="float" office:value="1340563.86077127" calcext:value-type="float">
            <text:p>1,340,563.86</text:p>
          </table:table-cell>
          <table:table-cell table:style-name="ce8" table:formula="of:=[.G3]-[.J3]" office:value-type="float" office:value="8170832.27948411" calcext:value-type="float">
            <text:p>8,170,832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20))" office:value-type="string" office:string-value="F12014" calcext:value-type="string">
            <text:p>F12014</text:p>
          </table:table-cell>
          <table:table-cell table:formula="of:=INDIRECT(ADDRESS([.$A4];2;1;1;20))" office:value-type="string" office:string-value="one_point" calcext:value-type="string">
            <text:p>one_point</text:p>
          </table:table-cell>
          <table:table-cell table:formula="of:=INDIRECT(ADDRESS([.$A4];3;1;1;20))" office:value-type="string" office:string-value="tournament" calcext:value-type="string">
            <text:p>tournament</text:p>
          </table:table-cell>
          <table:table-cell table:formula="of:=INDIRECT(ADDRESS([.$A4];4;1;1;20))" office:value-type="float" office:value="0.2" calcext:value-type="float">
            <text:p>0.2</text:p>
          </table:table-cell>
          <table:table-cell table:style-name="ce2" table:formula="of:=MIN(INDIRECT(ADDRESS([.$A4];7;1;1;20)):INDIRECT(ADDRESS([.$A4] +9;7;1;1;20)))" office:value-type="float" office:value="501184.7661836" calcext:value-type="float">
            <text:p>501,184.77</text:p>
          </table:table-cell>
          <table:table-cell table:style-name="ce4" table:formula="of:=INDIRECT(ADDRESS([.$A4];8;1;1;20))" office:value-type="float" office:value="1011075.89549635" calcext:value-type="float">
            <text:p>1,011,075.90</text:p>
          </table:table-cell>
          <table:table-cell table:style-name="ce6" table:formula="of:=INDIRECT(ADDRESS([.$A4];9;1;1;20))" office:value-type="float" office:value="513203.519126835" calcext:value-type="float">
            <text:p>513,203.52</text:p>
          </table:table-cell>
          <table:table-cell table:style-name="ce8" table:formula="of:=[.G4]-[.J4]" office:value-type="float" office:value="1010975.89549635" calcext:value-type="float">
            <text:p>1,010,975.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20))" office:value-type="string" office:string-value="F12014" calcext:value-type="string">
            <text:p>F12014</text:p>
          </table:table-cell>
          <table:table-cell table:formula="of:=INDIRECT(ADDRESS([.$A5];2;1;1;20))" office:value-type="string" office:string-value="one_point" calcext:value-type="string">
            <text:p>one_point</text:p>
          </table:table-cell>
          <table:table-cell table:formula="of:=INDIRECT(ADDRESS([.$A5];3;1;1;20))" office:value-type="string" office:string-value="tournament" calcext:value-type="string">
            <text:p>tournament</text:p>
          </table:table-cell>
          <table:table-cell table:formula="of:=INDIRECT(ADDRESS([.$A5];4;1;1;20))" office:value-type="float" office:value="0.3" calcext:value-type="float">
            <text:p>0.3</text:p>
          </table:table-cell>
          <table:table-cell table:style-name="ce2" table:formula="of:=MIN(INDIRECT(ADDRESS([.$A5];7;1;1;20)):INDIRECT(ADDRESS([.$A5] +9;7;1;1;20)))" office:value-type="float" office:value="216342.152839148" calcext:value-type="float">
            <text:p>216,342.15</text:p>
          </table:table-cell>
          <table:table-cell table:style-name="ce4" table:formula="of:=INDIRECT(ADDRESS([.$A5];8;1;1;20))" office:value-type="float" office:value="703931.584086853" calcext:value-type="float">
            <text:p>703,931.58</text:p>
          </table:table-cell>
          <table:table-cell table:style-name="ce6" table:formula="of:=INDIRECT(ADDRESS([.$A5];9;1;1;20))" office:value-type="float" office:value="525414.341097584" calcext:value-type="float">
            <text:p>525,414.34</text:p>
          </table:table-cell>
          <table:table-cell table:style-name="ce8" table:formula="of:=[.G5]-[.J5]" office:value-type="float" office:value="703831.584086853" calcext:value-type="float">
            <text:p>703,831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20))" office:value-type="string" office:string-value="F12014" calcext:value-type="string">
            <text:p>F12014</text:p>
          </table:table-cell>
          <table:table-cell table:formula="of:=INDIRECT(ADDRESS([.$A6];2;1;1;20))" office:value-type="string" office:string-value="one_point" calcext:value-type="string">
            <text:p>one_point</text:p>
          </table:table-cell>
          <table:table-cell table:formula="of:=INDIRECT(ADDRESS([.$A6];3;1;1;20))" office:value-type="string" office:string-value="tournament" calcext:value-type="string">
            <text:p>tournament</text:p>
          </table:table-cell>
          <table:table-cell table:formula="of:=INDIRECT(ADDRESS([.$A6];4;1;1;20))" office:value-type="float" office:value="0.4" calcext:value-type="float">
            <text:p>0.4</text:p>
          </table:table-cell>
          <table:table-cell table:style-name="ce2" table:formula="of:=MIN(INDIRECT(ADDRESS([.$A6];7;1;1;20)):INDIRECT(ADDRESS([.$A6] +9;7;1;1;20)))" office:value-type="float" office:value="213078.252876835" calcext:value-type="float">
            <text:p>213,078.25</text:p>
          </table:table-cell>
          <table:table-cell table:style-name="ce4" table:formula="of:=INDIRECT(ADDRESS([.$A6];8;1;1;20))" office:value-type="float" office:value="699594.388821772" calcext:value-type="float">
            <text:p>699,594.39</text:p>
          </table:table-cell>
          <table:table-cell table:style-name="ce6" table:formula="of:=INDIRECT(ADDRESS([.$A6];9;1;1;20))" office:value-type="float" office:value="317576.999124464" calcext:value-type="float">
            <text:p>317,577.00</text:p>
          </table:table-cell>
          <table:table-cell table:style-name="ce8" table:formula="of:=[.G6]-[.J6]" office:value-type="float" office:value="699494.388821772" calcext:value-type="float">
            <text:p>699,494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20))" office:value-type="string" office:string-value="F12014" calcext:value-type="string">
            <text:p>F12014</text:p>
          </table:table-cell>
          <table:table-cell table:formula="of:=INDIRECT(ADDRESS([.$A7];2;1;1;20))" office:value-type="string" office:string-value="one_point" calcext:value-type="string">
            <text:p>one_point</text:p>
          </table:table-cell>
          <table:table-cell table:formula="of:=INDIRECT(ADDRESS([.$A7];3;1;1;20))" office:value-type="string" office:string-value="tournament" calcext:value-type="string">
            <text:p>tournament</text:p>
          </table:table-cell>
          <table:table-cell table:formula="of:=INDIRECT(ADDRESS([.$A7];4;1;1;20))" office:value-type="float" office:value="0.5" calcext:value-type="float">
            <text:p>0.5</text:p>
          </table:table-cell>
          <table:table-cell table:style-name="ce2" table:formula="of:=MIN(INDIRECT(ADDRESS([.$A7];7;1;1;20)):INDIRECT(ADDRESS([.$A7] +9;7;1;1;20)))" office:value-type="float" office:value="257286.406108028" calcext:value-type="float">
            <text:p>257,286.41</text:p>
          </table:table-cell>
          <table:table-cell table:style-name="ce4" table:formula="of:=INDIRECT(ADDRESS([.$A7];8;1;1;20))" office:value-type="float" office:value="850689.196764531" calcext:value-type="float">
            <text:p>850,689.20</text:p>
          </table:table-cell>
          <table:table-cell table:style-name="ce6" table:formula="of:=INDIRECT(ADDRESS([.$A7];9;1;1;20))" office:value-type="float" office:value="462953.514569258" calcext:value-type="float">
            <text:p>462,953.51</text:p>
          </table:table-cell>
          <table:table-cell table:style-name="ce8" table:formula="of:=[.G7]-[.J7]" office:value-type="float" office:value="850589.196764531" calcext:value-type="float">
            <text:p>850,589.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20))" office:value-type="string" office:string-value="F12014" calcext:value-type="string">
            <text:p>F12014</text:p>
          </table:table-cell>
          <table:table-cell table:formula="of:=INDIRECT(ADDRESS([.$A8];2;1;1;20))" office:value-type="string" office:string-value="arithmetic" calcext:value-type="string">
            <text:p>arithmetic</text:p>
          </table:table-cell>
          <table:table-cell table:formula="of:=INDIRECT(ADDRESS([.$A8];3;1;1;20))" office:value-type="string" office:string-value="roulette" calcext:value-type="string">
            <text:p>roulette</text:p>
          </table:table-cell>
          <table:table-cell table:formula="of:=INDIRECT(ADDRESS([.$A8];4;1;1;20))" office:value-type="string" office:string-value="None" calcext:value-type="string">
            <text:p>None</text:p>
          </table:table-cell>
          <table:table-cell table:style-name="ce2" table:formula="of:=MIN(INDIRECT(ADDRESS([.$A8];7;1;1;20)):INDIRECT(ADDRESS([.$A8] +9;7;1;1;20)))" office:value-type="float" office:value="149508377.646406" calcext:value-type="float">
            <text:p>149,508,377.65</text:p>
          </table:table-cell>
          <table:table-cell table:style-name="ce4" table:formula="of:=INDIRECT(ADDRESS([.$A8];8;1;1;20))" office:value-type="float" office:value="194305830.33993" calcext:value-type="float">
            <text:p>194,305,830.34</text:p>
          </table:table-cell>
          <table:table-cell table:style-name="ce6" table:formula="of:=INDIRECT(ADDRESS([.$A8];9;1;1;20))" office:value-type="float" office:value="31394179.7623582" calcext:value-type="float">
            <text:p>31,394,179.76</text:p>
          </table:table-cell>
          <table:table-cell table:style-name="ce8" table:formula="of:=[.G8]-[.J8]" office:value-type="float" office:value="194305730.33993" calcext:value-type="float">
            <text:p>194,305,730.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20))" office:value-type="string" office:string-value="F12014" calcext:value-type="string">
            <text:p>F12014</text:p>
          </table:table-cell>
          <table:table-cell table:formula="of:=INDIRECT(ADDRESS([.$A9];2;1;1;20))" office:value-type="string" office:string-value="arithmetic" calcext:value-type="string">
            <text:p>arithmetic</text:p>
          </table:table-cell>
          <table:table-cell table:formula="of:=INDIRECT(ADDRESS([.$A9];3;1;1;20))" office:value-type="string" office:string-value="tournament" calcext:value-type="string">
            <text:p>tournament</text:p>
          </table:table-cell>
          <table:table-cell table:formula="of:=INDIRECT(ADDRESS([.$A9];4;1;1;20))" office:value-type="float" office:value="0.1" calcext:value-type="float">
            <text:p>0.1</text:p>
          </table:table-cell>
          <table:table-cell table:style-name="ce2" table:formula="of:=MIN(INDIRECT(ADDRESS([.$A9];7;1;1;20)):INDIRECT(ADDRESS([.$A9] +9;7;1;1;20)))" office:value-type="float" office:value="4554550.00823453" calcext:value-type="float">
            <text:p>4,554,550.01</text:p>
          </table:table-cell>
          <table:table-cell table:style-name="ce4" table:formula="of:=INDIRECT(ADDRESS([.$A9];8;1;1;20))" office:value-type="float" office:value="6522961.69403024" calcext:value-type="float">
            <text:p>6,522,961.69</text:p>
          </table:table-cell>
          <table:table-cell table:style-name="ce6" table:formula="of:=INDIRECT(ADDRESS([.$A9];9;1;1;20))" office:value-type="float" office:value="1494523.51775419" calcext:value-type="float">
            <text:p>1,494,523.52</text:p>
          </table:table-cell>
          <table:table-cell table:style-name="ce8" table:formula="of:=[.G9]-[.J9]" office:value-type="float" office:value="6522861.69403024" calcext:value-type="float">
            <text:p>6,522,861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20))" office:value-type="string" office:string-value="F12014" calcext:value-type="string">
            <text:p>F12014</text:p>
          </table:table-cell>
          <table:table-cell table:formula="of:=INDIRECT(ADDRESS([.$A10];2;1;1;20))" office:value-type="string" office:string-value="arithmetic" calcext:value-type="string">
            <text:p>arithmetic</text:p>
          </table:table-cell>
          <table:table-cell table:formula="of:=INDIRECT(ADDRESS([.$A10];3;1;1;20))" office:value-type="string" office:string-value="tournament" calcext:value-type="string">
            <text:p>tournament</text:p>
          </table:table-cell>
          <table:table-cell table:formula="of:=INDIRECT(ADDRESS([.$A10];4;1;1;20))" office:value-type="float" office:value="0.2" calcext:value-type="float">
            <text:p>0.2</text:p>
          </table:table-cell>
          <table:table-cell table:style-name="ce2" table:formula="of:=MIN(INDIRECT(ADDRESS([.$A10];7;1;1;20)):INDIRECT(ADDRESS([.$A10] +9;7;1;1;20)))" office:value-type="float" office:value="418897.695143256" calcext:value-type="float">
            <text:p>418,897.70</text:p>
          </table:table-cell>
          <table:table-cell table:style-name="ce4" table:formula="of:=INDIRECT(ADDRESS([.$A10];8;1;1;20))" office:value-type="float" office:value="658253.989220955" calcext:value-type="float">
            <text:p>658,253.99</text:p>
          </table:table-cell>
          <table:table-cell table:style-name="ce6" table:formula="of:=INDIRECT(ADDRESS([.$A10];9;1;1;20))" office:value-type="float" office:value="124383.493083991" calcext:value-type="float">
            <text:p>124,383.49</text:p>
          </table:table-cell>
          <table:table-cell table:style-name="ce8" table:formula="of:=[.G10]-[.J10]" office:value-type="float" office:value="658153.989220955" calcext:value-type="float">
            <text:p>658,153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20))" office:value-type="string" office:string-value="F12014" calcext:value-type="string">
            <text:p>F12014</text:p>
          </table:table-cell>
          <table:table-cell table:formula="of:=INDIRECT(ADDRESS([.$A11];2;1;1;20))" office:value-type="string" office:string-value="arithmetic" calcext:value-type="string">
            <text:p>arithmetic</text:p>
          </table:table-cell>
          <table:table-cell table:formula="of:=INDIRECT(ADDRESS([.$A11];3;1;1;20))" office:value-type="string" office:string-value="tournament" calcext:value-type="string">
            <text:p>tournament</text:p>
          </table:table-cell>
          <table:table-cell table:formula="of:=INDIRECT(ADDRESS([.$A11];4;1;1;20))" office:value-type="float" office:value="0.3" calcext:value-type="float">
            <text:p>0.3</text:p>
          </table:table-cell>
          <table:table-cell table:style-name="ce2" table:formula="of:=MIN(INDIRECT(ADDRESS([.$A11];7;1;1;20)):INDIRECT(ADDRESS([.$A11] +9;7;1;1;20)))" office:value-type="float" office:value="202876.414639389" calcext:value-type="float">
            <text:p>202,876.41</text:p>
          </table:table-cell>
          <table:table-cell table:style-name="ce4" table:formula="of:=INDIRECT(ADDRESS([.$A11];8;1;1;20))" office:value-type="float" office:value="402340.968125533" calcext:value-type="float">
            <text:p>402,340.97</text:p>
          </table:table-cell>
          <table:table-cell table:style-name="ce6" table:formula="of:=INDIRECT(ADDRESS([.$A11];9;1;1;20))" office:value-type="float" office:value="176709.61231952" calcext:value-type="float">
            <text:p>176,709.61</text:p>
          </table:table-cell>
          <table:table-cell table:style-name="ce8" table:formula="of:=[.G11]-[.J11]" office:value-type="float" office:value="402240.968125533" calcext:value-type="float">
            <text:p>402,240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20))" office:value-type="string" office:string-value="F12014" calcext:value-type="string">
            <text:p>F12014</text:p>
          </table:table-cell>
          <table:table-cell table:formula="of:=INDIRECT(ADDRESS([.$A12];2;1;1;20))" office:value-type="string" office:string-value="arithmetic" calcext:value-type="string">
            <text:p>arithmetic</text:p>
          </table:table-cell>
          <table:table-cell table:formula="of:=INDIRECT(ADDRESS([.$A12];3;1;1;20))" office:value-type="string" office:string-value="tournament" calcext:value-type="string">
            <text:p>tournament</text:p>
          </table:table-cell>
          <table:table-cell table:formula="of:=INDIRECT(ADDRESS([.$A12];4;1;1;20))" office:value-type="float" office:value="0.4" calcext:value-type="float">
            <text:p>0.4</text:p>
          </table:table-cell>
          <table:table-cell table:style-name="ce2" table:formula="of:=MIN(INDIRECT(ADDRESS([.$A12];7;1;1;20)):INDIRECT(ADDRESS([.$A12] +9;7;1;1;20)))" office:value-type="float" office:value="143574.026060294" calcext:value-type="float">
            <text:p>143,574.03</text:p>
          </table:table-cell>
          <table:table-cell table:style-name="ce4" table:formula="of:=INDIRECT(ADDRESS([.$A12];8;1;1;20))" office:value-type="float" office:value="506514.54505159" calcext:value-type="float">
            <text:p>506,514.55</text:p>
          </table:table-cell>
          <table:table-cell table:style-name="ce6" table:formula="of:=INDIRECT(ADDRESS([.$A12];9;1;1;20))" office:value-type="float" office:value="323014.254053624" calcext:value-type="float">
            <text:p>323,014.25</text:p>
          </table:table-cell>
          <table:table-cell table:style-name="ce8" table:formula="of:=[.G12]-[.J12]" office:value-type="float" office:value="506414.54505159" calcext:value-type="float">
            <text:p>506,414.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20))" office:value-type="string" office:string-value="F12014" calcext:value-type="string">
            <text:p>F12014</text:p>
          </table:table-cell>
          <table:table-cell table:formula="of:=INDIRECT(ADDRESS([.$A13];2;1;1;20))" office:value-type="string" office:string-value="arithmetic" calcext:value-type="string">
            <text:p>arithmetic</text:p>
          </table:table-cell>
          <table:table-cell table:formula="of:=INDIRECT(ADDRESS([.$A13];3;1;1;20))" office:value-type="string" office:string-value="tournament" calcext:value-type="string">
            <text:p>tournament</text:p>
          </table:table-cell>
          <table:table-cell table:formula="of:=INDIRECT(ADDRESS([.$A13];4;1;1;20))" office:value-type="float" office:value="0.5" calcext:value-type="float">
            <text:p>0.5</text:p>
          </table:table-cell>
          <table:table-cell table:style-name="ce2" table:formula="of:=MIN(INDIRECT(ADDRESS([.$A13];7;1;1;20)):INDIRECT(ADDRESS([.$A13] +9;7;1;1;20)))" office:value-type="float" office:value="124955.957570499" calcext:value-type="float">
            <text:p>124,955.96</text:p>
          </table:table-cell>
          <table:table-cell table:style-name="ce4" table:formula="of:=INDIRECT(ADDRESS([.$A13];8;1;1;20))" office:value-type="float" office:value="409121.443273183" calcext:value-type="float">
            <text:p>409,121.44</text:p>
          </table:table-cell>
          <table:table-cell table:style-name="ce6" table:formula="of:=INDIRECT(ADDRESS([.$A13];9;1;1;20))" office:value-type="float" office:value="215047.981921896" calcext:value-type="float">
            <text:p>215,047.98</text:p>
          </table:table-cell>
          <table:table-cell table:style-name="ce8" table:formula="of:=[.G13]-[.J13]" office:value-type="float" office:value="409021.443273183" calcext:value-type="float">
            <text:p>409,021.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20))" office:value-type="string" office:string-value="F52014" calcext:value-type="string">
            <text:p>F52014</text:p>
          </table:table-cell>
          <table:table-cell table:formula="of:=INDIRECT(ADDRESS([.$A14];2;1;1;20))" office:value-type="string" office:string-value="one_point" calcext:value-type="string">
            <text:p>one_point</text:p>
          </table:table-cell>
          <table:table-cell table:formula="of:=INDIRECT(ADDRESS([.$A14];3;1;1;20))" office:value-type="string" office:string-value="roulette" calcext:value-type="string">
            <text:p>roulette</text:p>
          </table:table-cell>
          <table:table-cell table:formula="of:=INDIRECT(ADDRESS([.$A14];4;1;1;20))" office:value-type="string" office:string-value="None" calcext:value-type="string">
            <text:p>None</text:p>
          </table:table-cell>
          <table:table-cell table:style-name="ce3" table:formula="of:=MIN(INDIRECT(ADDRESS([.$A14];7;1;1;20)):INDIRECT(ADDRESS([.$A14] +9;7;1;1;20)))" office:value-type="float" office:value="520.194571554244" calcext:value-type="float">
            <text:p>520.19</text:p>
          </table:table-cell>
          <table:table-cell table:style-name="ce5" table:formula="of:=INDIRECT(ADDRESS([.$A14];8;1;1;20))" office:value-type="float" office:value="520.243187209299" calcext:value-type="float">
            <text:p>520.24</text:p>
          </table:table-cell>
          <table:table-cell table:style-name="ce7" table:formula="of:=INDIRECT(ADDRESS([.$A14];9;1;1;20))" office:value-type="float" office:value="0.034102419945242" calcext:value-type="float">
            <text:p>0.03</text:p>
          </table:table-cell>
          <table:table-cell table:style-name="ce9" table:formula="of:=[.G14]-[.J14]" office:value-type="float" office:value="20.243187209299" calcext:value-type="float">
            <text:p>20.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20))" office:value-type="string" office:string-value="F52014" calcext:value-type="string">
            <text:p>F52014</text:p>
          </table:table-cell>
          <table:table-cell table:formula="of:=INDIRECT(ADDRESS([.$A15];2;1;1;20))" office:value-type="string" office:string-value="one_point" calcext:value-type="string">
            <text:p>one_point</text:p>
          </table:table-cell>
          <table:table-cell table:formula="of:=INDIRECT(ADDRESS([.$A15];3;1;1;20))" office:value-type="string" office:string-value="tournament" calcext:value-type="string">
            <text:p>tournament</text:p>
          </table:table-cell>
          <table:table-cell table:formula="of:=INDIRECT(ADDRESS([.$A15];4;1;1;20))" office:value-type="float" office:value="0.1" calcext:value-type="float">
            <text:p>0.1</text:p>
          </table:table-cell>
          <table:table-cell table:style-name="ce3" table:formula="of:=MIN(INDIRECT(ADDRESS([.$A15];7;1;1;20)):INDIRECT(ADDRESS([.$A15] +9;7;1;1;20)))" office:value-type="float" office:value="520.155268810552" calcext:value-type="float">
            <text:p>520.16</text:p>
          </table:table-cell>
          <table:table-cell table:style-name="ce5" table:formula="of:=INDIRECT(ADDRESS([.$A15];8;1;1;20))" office:value-type="float" office:value="520.183697926227" calcext:value-type="float">
            <text:p>520.18</text:p>
          </table:table-cell>
          <table:table-cell table:style-name="ce7" table:formula="of:=INDIRECT(ADDRESS([.$A15];9;1;1;20))" office:value-type="float" office:value="0.0198356843866031" calcext:value-type="float">
            <text:p>0.02</text:p>
          </table:table-cell>
          <table:table-cell table:style-name="ce9" table:formula="of:=[.G15]-[.J15]" office:value-type="float" office:value="20.1836979262274" calcext:value-type="float">
            <text:p>20.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20))" office:value-type="string" office:string-value="F52014" calcext:value-type="string">
            <text:p>F52014</text:p>
          </table:table-cell>
          <table:table-cell table:formula="of:=INDIRECT(ADDRESS([.$A16];2;1;1;20))" office:value-type="string" office:string-value="one_point" calcext:value-type="string">
            <text:p>one_point</text:p>
          </table:table-cell>
          <table:table-cell table:formula="of:=INDIRECT(ADDRESS([.$A16];3;1;1;20))" office:value-type="string" office:string-value="tournament" calcext:value-type="string">
            <text:p>tournament</text:p>
          </table:table-cell>
          <table:table-cell table:formula="of:=INDIRECT(ADDRESS([.$A16];4;1;1;20))" office:value-type="float" office:value="0.2" calcext:value-type="float">
            <text:p>0.2</text:p>
          </table:table-cell>
          <table:table-cell table:style-name="ce3" table:formula="of:=MIN(INDIRECT(ADDRESS([.$A16];7;1;1;20)):INDIRECT(ADDRESS([.$A16] +9;7;1;1;20)))" office:value-type="float" office:value="520.040444074805" calcext:value-type="float">
            <text:p>520.04</text:p>
          </table:table-cell>
          <table:table-cell table:style-name="ce5" table:formula="of:=INDIRECT(ADDRESS([.$A16];8;1;1;20))" office:value-type="float" office:value="520.072480005911" calcext:value-type="float">
            <text:p>520.07</text:p>
          </table:table-cell>
          <table:table-cell table:style-name="ce7" table:formula="of:=INDIRECT(ADDRESS([.$A16];9;1;1;20))" office:value-type="float" office:value="0.0175140976314022" calcext:value-type="float">
            <text:p>0.02</text:p>
          </table:table-cell>
          <table:table-cell table:style-name="ce9" table:formula="of:=[.G16]-[.J16]" office:value-type="float" office:value="20.0724800059112" calcext:value-type="float">
            <text:p>20.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20))" office:value-type="string" office:string-value="F52014" calcext:value-type="string">
            <text:p>F52014</text:p>
          </table:table-cell>
          <table:table-cell table:formula="of:=INDIRECT(ADDRESS([.$A17];2;1;1;20))" office:value-type="string" office:string-value="one_point" calcext:value-type="string">
            <text:p>one_point</text:p>
          </table:table-cell>
          <table:table-cell table:formula="of:=INDIRECT(ADDRESS([.$A17];3;1;1;20))" office:value-type="string" office:string-value="tournament" calcext:value-type="string">
            <text:p>tournament</text:p>
          </table:table-cell>
          <table:table-cell table:formula="of:=INDIRECT(ADDRESS([.$A17];4;1;1;20))" office:value-type="float" office:value="0.3" calcext:value-type="float">
            <text:p>0.3</text:p>
          </table:table-cell>
          <table:table-cell table:style-name="ce3" table:formula="of:=MIN(INDIRECT(ADDRESS([.$A17];7;1;1;20)):INDIRECT(ADDRESS([.$A17] +9;7;1;1;20)))" office:value-type="float" office:value="520.056984799441" calcext:value-type="float">
            <text:p>520.06</text:p>
          </table:table-cell>
          <table:table-cell table:style-name="ce5" table:formula="of:=INDIRECT(ADDRESS([.$A17];8;1;1;20))" office:value-type="float" office:value="520.064791414521" calcext:value-type="float">
            <text:p>520.06</text:p>
          </table:table-cell>
          <table:table-cell table:style-name="ce7" table:formula="of:=INDIRECT(ADDRESS([.$A17];9;1;1;20))" office:value-type="float" office:value="0.00735645989318085" calcext:value-type="float">
            <text:p>0.01</text:p>
          </table:table-cell>
          <table:table-cell table:style-name="ce9" table:formula="of:=[.G17]-[.J17]" office:value-type="float" office:value="20.0647914145213" calcext:value-type="float">
            <text:p>20.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20))" office:value-type="string" office:string-value="F52014" calcext:value-type="string">
            <text:p>F52014</text:p>
          </table:table-cell>
          <table:table-cell table:formula="of:=INDIRECT(ADDRESS([.$A18];2;1;1;20))" office:value-type="string" office:string-value="one_point" calcext:value-type="string">
            <text:p>one_point</text:p>
          </table:table-cell>
          <table:table-cell table:formula="of:=INDIRECT(ADDRESS([.$A18];3;1;1;20))" office:value-type="string" office:string-value="tournament" calcext:value-type="string">
            <text:p>tournament</text:p>
          </table:table-cell>
          <table:table-cell table:formula="of:=INDIRECT(ADDRESS([.$A18];4;1;1;20))" office:value-type="float" office:value="0.4" calcext:value-type="float">
            <text:p>0.4</text:p>
          </table:table-cell>
          <table:table-cell table:style-name="ce3" table:formula="of:=MIN(INDIRECT(ADDRESS([.$A18];7;1;1;20)):INDIRECT(ADDRESS([.$A18] +9;7;1;1;20)))" office:value-type="float" office:value="520.038971650538" calcext:value-type="float">
            <text:p>520.04</text:p>
          </table:table-cell>
          <table:table-cell table:style-name="ce5" table:formula="of:=INDIRECT(ADDRESS([.$A18];8;1;1;20))" office:value-type="float" office:value="520.052311713416" calcext:value-type="float">
            <text:p>520.05</text:p>
          </table:table-cell>
          <table:table-cell table:style-name="ce7" table:formula="of:=INDIRECT(ADDRESS([.$A18];9;1;1;20))" office:value-type="float" office:value="0.0088398990221995" calcext:value-type="float">
            <text:p>0.01</text:p>
          </table:table-cell>
          <table:table-cell table:style-name="ce9" table:formula="of:=[.G18]-[.J18]" office:value-type="float" office:value="20.0523117134164" calcext:value-type="float">
            <text:p>20.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20))" office:value-type="string" office:string-value="F52014" calcext:value-type="string">
            <text:p>F52014</text:p>
          </table:table-cell>
          <table:table-cell table:formula="of:=INDIRECT(ADDRESS([.$A19];2;1;1;20))" office:value-type="string" office:string-value="one_point" calcext:value-type="string">
            <text:p>one_point</text:p>
          </table:table-cell>
          <table:table-cell table:formula="of:=INDIRECT(ADDRESS([.$A19];3;1;1;20))" office:value-type="string" office:string-value="tournament" calcext:value-type="string">
            <text:p>tournament</text:p>
          </table:table-cell>
          <table:table-cell table:formula="of:=INDIRECT(ADDRESS([.$A19];4;1;1;20))" office:value-type="float" office:value="0.5" calcext:value-type="float">
            <text:p>0.5</text:p>
          </table:table-cell>
          <table:table-cell table:style-name="ce3" table:formula="of:=MIN(INDIRECT(ADDRESS([.$A19];7;1;1;20)):INDIRECT(ADDRESS([.$A19] +9;7;1;1;20)))" office:value-type="float" office:value="520.041245397487" calcext:value-type="float">
            <text:p>520.04</text:p>
          </table:table-cell>
          <table:table-cell table:style-name="ce5" table:formula="of:=INDIRECT(ADDRESS([.$A19];8;1;1;20))" office:value-type="float" office:value="520.048850890464" calcext:value-type="float">
            <text:p>520.05</text:p>
          </table:table-cell>
          <table:table-cell table:style-name="ce7" table:formula="of:=INDIRECT(ADDRESS([.$A19];9;1;1;20))" office:value-type="float" office:value="0.0062445128317459" calcext:value-type="float">
            <text:p>0.01</text:p>
          </table:table-cell>
          <table:table-cell table:style-name="ce9" table:formula="of:=[.G19]-[.J19]" office:value-type="float" office:value="20.0488508904641" calcext:value-type="float">
            <text:p>20.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20))" office:value-type="string" office:string-value="F52014" calcext:value-type="string">
            <text:p>F52014</text:p>
          </table:table-cell>
          <table:table-cell table:formula="of:=INDIRECT(ADDRESS([.$A20];2;1;1;20))" office:value-type="string" office:string-value="arithmetic" calcext:value-type="string">
            <text:p>arithmetic</text:p>
          </table:table-cell>
          <table:table-cell table:formula="of:=INDIRECT(ADDRESS([.$A20];3;1;1;20))" office:value-type="string" office:string-value="roulette" calcext:value-type="string">
            <text:p>roulette</text:p>
          </table:table-cell>
          <table:table-cell table:formula="of:=INDIRECT(ADDRESS([.$A20];4;1;1;20))" office:value-type="string" office:string-value="None" calcext:value-type="string">
            <text:p>None</text:p>
          </table:table-cell>
          <table:table-cell table:style-name="ce3" table:formula="of:=MIN(INDIRECT(ADDRESS([.$A20];7;1;1;20)):INDIRECT(ADDRESS([.$A20] +9;7;1;1;20)))" office:value-type="float" office:value="520.598927147798" calcext:value-type="float">
            <text:p>520.60</text:p>
          </table:table-cell>
          <table:table-cell table:style-name="ce5" table:formula="of:=INDIRECT(ADDRESS([.$A20];8;1;1;20))" office:value-type="float" office:value="520.703065457611" calcext:value-type="float">
            <text:p>520.70</text:p>
          </table:table-cell>
          <table:table-cell table:style-name="ce7" table:formula="of:=INDIRECT(ADDRESS([.$A20];9;1;1;20))" office:value-type="float" office:value="0.0656675175575584" calcext:value-type="float">
            <text:p>0.07</text:p>
          </table:table-cell>
          <table:table-cell table:style-name="ce9" table:formula="of:=[.G20]-[.J20]" office:value-type="float" office:value="20.7030654576112" calcext:value-type="float">
            <text:p>20.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20))" office:value-type="string" office:string-value="F52014" calcext:value-type="string">
            <text:p>F52014</text:p>
          </table:table-cell>
          <table:table-cell table:formula="of:=INDIRECT(ADDRESS([.$A21];2;1;1;20))" office:value-type="string" office:string-value="arithmetic" calcext:value-type="string">
            <text:p>arithmetic</text:p>
          </table:table-cell>
          <table:table-cell table:formula="of:=INDIRECT(ADDRESS([.$A21];3;1;1;20))" office:value-type="string" office:string-value="tournament" calcext:value-type="string">
            <text:p>tournament</text:p>
          </table:table-cell>
          <table:table-cell table:formula="of:=INDIRECT(ADDRESS([.$A21];4;1;1;20))" office:value-type="float" office:value="0.1" calcext:value-type="float">
            <text:p>0.1</text:p>
          </table:table-cell>
          <table:table-cell table:style-name="ce3" table:formula="of:=MIN(INDIRECT(ADDRESS([.$A21];7;1;1;20)):INDIRECT(ADDRESS([.$A21] +9;7;1;1;20)))" office:value-type="float" office:value="520.533414813897" calcext:value-type="float">
            <text:p>520.53</text:p>
          </table:table-cell>
          <table:table-cell table:style-name="ce5" table:formula="of:=INDIRECT(ADDRESS([.$A21];8;1;1;20))" office:value-type="float" office:value="520.696414789363" calcext:value-type="float">
            <text:p>520.70</text:p>
          </table:table-cell>
          <table:table-cell table:style-name="ce7" table:formula="of:=INDIRECT(ADDRESS([.$A21];9;1;1;20))" office:value-type="float" office:value="0.0746744587659863" calcext:value-type="float">
            <text:p>0.07</text:p>
          </table:table-cell>
          <table:table-cell table:style-name="ce9" table:formula="of:=[.G21]-[.J21]" office:value-type="float" office:value="20.6964147893628" calcext:value-type="float">
            <text:p>20.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20))" office:value-type="string" office:string-value="F52014" calcext:value-type="string">
            <text:p>F52014</text:p>
          </table:table-cell>
          <table:table-cell table:formula="of:=INDIRECT(ADDRESS([.$A22];2;1;1;20))" office:value-type="string" office:string-value="arithmetic" calcext:value-type="string">
            <text:p>arithmetic</text:p>
          </table:table-cell>
          <table:table-cell table:formula="of:=INDIRECT(ADDRESS([.$A22];3;1;1;20))" office:value-type="string" office:string-value="tournament" calcext:value-type="string">
            <text:p>tournament</text:p>
          </table:table-cell>
          <table:table-cell table:formula="of:=INDIRECT(ADDRESS([.$A22];4;1;1;20))" office:value-type="float" office:value="0.2" calcext:value-type="float">
            <text:p>0.2</text:p>
          </table:table-cell>
          <table:table-cell table:style-name="ce3" table:formula="of:=MIN(INDIRECT(ADDRESS([.$A22];7;1;1;20)):INDIRECT(ADDRESS([.$A22] +9;7;1;1;20)))" office:value-type="float" office:value="509.850397301972" calcext:value-type="float">
            <text:p>509.85</text:p>
          </table:table-cell>
          <table:table-cell table:style-name="ce5" table:formula="of:=INDIRECT(ADDRESS([.$A22];8;1;1;20))" office:value-type="float" office:value="518.684311663996" calcext:value-type="float">
            <text:p>518.68</text:p>
          </table:table-cell>
          <table:table-cell table:style-name="ce7" table:formula="of:=INDIRECT(ADDRESS([.$A22];9;1;1;20))" office:value-type="float" office:value="4.02156462177979" calcext:value-type="float">
            <text:p>4.02</text:p>
          </table:table-cell>
          <table:table-cell table:style-name="ce9" table:formula="of:=[.G22]-[.J22]" office:value-type="float" office:value="18.6843116639956" calcext:value-type="float">
            <text:p>18.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20))" office:value-type="string" office:string-value="F52014" calcext:value-type="string">
            <text:p>F52014</text:p>
          </table:table-cell>
          <table:table-cell table:formula="of:=INDIRECT(ADDRESS([.$A23];2;1;1;20))" office:value-type="string" office:string-value="arithmetic" calcext:value-type="string">
            <text:p>arithmetic</text:p>
          </table:table-cell>
          <table:table-cell table:formula="of:=INDIRECT(ADDRESS([.$A23];3;1;1;20))" office:value-type="string" office:string-value="tournament" calcext:value-type="string">
            <text:p>tournament</text:p>
          </table:table-cell>
          <table:table-cell table:formula="of:=INDIRECT(ADDRESS([.$A23];4;1;1;20))" office:value-type="float" office:value="0.3" calcext:value-type="float">
            <text:p>0.3</text:p>
          </table:table-cell>
          <table:table-cell table:style-name="ce3" table:formula="of:=MIN(INDIRECT(ADDRESS([.$A23];7;1;1;20)):INDIRECT(ADDRESS([.$A23] +9;7;1;1;20)))" office:value-type="float" office:value="509.643235230714" calcext:value-type="float">
            <text:p>509.64</text:p>
          </table:table-cell>
          <table:table-cell table:style-name="ce5" table:formula="of:=INDIRECT(ADDRESS([.$A23];8;1;1;20))" office:value-type="float" office:value="517.265198084727" calcext:value-type="float">
            <text:p>517.27</text:p>
          </table:table-cell>
          <table:table-cell table:style-name="ce7" table:formula="of:=INDIRECT(ADDRESS([.$A23];9;1;1;20))" office:value-type="float" office:value="5.13520299442408" calcext:value-type="float">
            <text:p>5.14</text:p>
          </table:table-cell>
          <table:table-cell table:style-name="ce9" table:formula="of:=[.G23]-[.J23]" office:value-type="float" office:value="17.2651980847273" calcext:value-type="float">
            <text:p>17.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20))" office:value-type="string" office:string-value="F52014" calcext:value-type="string">
            <text:p>F52014</text:p>
          </table:table-cell>
          <table:table-cell table:formula="of:=INDIRECT(ADDRESS([.$A24];2;1;1;20))" office:value-type="string" office:string-value="arithmetic" calcext:value-type="string">
            <text:p>arithmetic</text:p>
          </table:table-cell>
          <table:table-cell table:formula="of:=INDIRECT(ADDRESS([.$A24];3;1;1;20))" office:value-type="string" office:string-value="tournament" calcext:value-type="string">
            <text:p>tournament</text:p>
          </table:table-cell>
          <table:table-cell table:formula="of:=INDIRECT(ADDRESS([.$A24];4;1;1;20))" office:value-type="float" office:value="0.4" calcext:value-type="float">
            <text:p>0.4</text:p>
          </table:table-cell>
          <table:table-cell table:style-name="ce3" table:formula="of:=MIN(INDIRECT(ADDRESS([.$A24];7;1;1;20)):INDIRECT(ADDRESS([.$A24] +9;7;1;1;20)))" office:value-type="float" office:value="520.300994617457" calcext:value-type="float">
            <text:p>520.30</text:p>
          </table:table-cell>
          <table:table-cell table:style-name="ce5" table:formula="of:=INDIRECT(ADDRESS([.$A24];8;1;1;20))" office:value-type="float" office:value="520.376415100527" calcext:value-type="float">
            <text:p>520.38</text:p>
          </table:table-cell>
          <table:table-cell table:style-name="ce7" table:formula="of:=INDIRECT(ADDRESS([.$A24];9;1;1;20))" office:value-type="float" office:value="0.0340445724291243" calcext:value-type="float">
            <text:p>0.03</text:p>
          </table:table-cell>
          <table:table-cell table:style-name="ce9" table:formula="of:=[.G24]-[.J24]" office:value-type="float" office:value="20.3764151005266" calcext:value-type="float">
            <text:p>20.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20))" office:value-type="string" office:string-value="F52014" calcext:value-type="string">
            <text:p>F52014</text:p>
          </table:table-cell>
          <table:table-cell table:formula="of:=INDIRECT(ADDRESS([.$A25];2;1;1;20))" office:value-type="string" office:string-value="arithmetic" calcext:value-type="string">
            <text:p>arithmetic</text:p>
          </table:table-cell>
          <table:table-cell table:formula="of:=INDIRECT(ADDRESS([.$A25];3;1;1;20))" office:value-type="string" office:string-value="tournament" calcext:value-type="string">
            <text:p>tournament</text:p>
          </table:table-cell>
          <table:table-cell table:formula="of:=INDIRECT(ADDRESS([.$A25];4;1;1;20))" office:value-type="float" office:value="0.5" calcext:value-type="float">
            <text:p>0.5</text:p>
          </table:table-cell>
          <table:table-cell table:style-name="ce3" table:formula="of:=MIN(INDIRECT(ADDRESS([.$A25];7;1;1;20)):INDIRECT(ADDRESS([.$A25] +9;7;1;1;20)))" office:value-type="float" office:value="520.25573609927" calcext:value-type="float">
            <text:p>520.26</text:p>
          </table:table-cell>
          <table:table-cell table:style-name="ce5" table:formula="of:=INDIRECT(ADDRESS([.$A25];8;1;1;20))" office:value-type="float" office:value="520.307246082246" calcext:value-type="float">
            <text:p>520.31</text:p>
          </table:table-cell>
          <table:table-cell table:style-name="ce7" table:formula="of:=INDIRECT(ADDRESS([.$A25];9;1;1;20))" office:value-type="float" office:value="0.0337398587082011" calcext:value-type="float">
            <text:p>0.03</text:p>
          </table:table-cell>
          <table:table-cell table:style-name="ce9" table:formula="of:=[.G25]-[.J25]" office:value-type="float" office:value="20.3072460822457" calcext:value-type="float">
            <text:p>20.31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2:24:18.056336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2:22:58.100426894</dc:date>
    <meta:editing-duration>PT29M24S</meta:editing-duration>
    <meta:editing-cycles>11</meta:editing-cycles>
    <meta:generator>LibreOffice/24.2.5.2$Linux_X86_64 LibreOffice_project/420$Build-2</meta:generator>
    <meta:document-statistic meta:table-count="2" meta:cell-count="2418" meta:object-count="0"/>
  </office:meta>
</office:document-meta>
</file>